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hannel No</text:p>
          </table:table-cell>
          <table:table-cell office:value-type="string">
            <text:p>Fun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line On/Of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i On/Off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rail Velocity X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rail Velocity Y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rail Anchor X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rail Anchor 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rail Scale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ail Alpha Decay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rail Color Decay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rail Min Alpha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udio sensitivity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 table:number-rows-repeated="10484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13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18T12:57:06</meta:creation-date>
    <dc:date>2012-11-18T13:21:46</dc:date>
    <meta:editing-duration>PT00H24M41S</meta:editing-duration>
    <meta:editing-cycles>3</meta:editing-cycles>
    <meta:generator>NeoOffice/3.1.2$Unix OpenOffice.org_project/Patch 9</meta:generator>
    <meta:document-statistic meta:table-count="3" meta:cell-count="140" meta:object-count="0"/>
  </office:meta>
</office:document-meta>
</file>